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f83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f83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f83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f83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f83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f83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f83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f83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f83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f83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f83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f83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f83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f83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f83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f83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f83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hanna Sthella Diaz Arrioj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1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1472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a Celeste Cordero Herr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8539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2.2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4" meta:non-whitespace-character-count="1006"/>
    <meta:template xlink:type="simple" xlink:actuate="onRequest" xlink:title="Normal" xlink:href=""/>
  </office:meta>
</office:document-meta>
</file>